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custom-shape draw:style-name="gr1" draw:text-style-name="P1" draw:layer="layout" svg:width="7.112cm" svg:height="1.651cm" svg:x="0.15cm" svg:y="5.718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1.27cm" svg:height="1.27cm" svg:x="0.277cm" svg:y="5.87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draw:layer="layout" svg:width="1.27cm" svg:height="1.27cm" svg:x="1.678cm" svg:y="5.87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draw:layer="layout" svg:width="1.27cm" svg:height="1.27cm" svg:x="3.079cm" svg:y="5.87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draw:layer="layout" svg:width="1.27cm" svg:height="1.27cm" svg:x="4.48cm" svg:y="5.87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draw:layer="layout" svg:width="1.27cm" svg:height="1.27cm" svg:x="5.881cm" svg:y="5.87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 xml:id="id2" draw:id="id2">
          <draw:custom-shape draw:style-name="gr1" draw:text-style-name="P1" draw:layer="layout" svg:width="5.766cm" svg:height="1.651cm" svg:x="0.831cm" svg:y="0.13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1.27cm" svg:height="1.27cm" svg:x="0.958cm" svg:y="0.28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draw:layer="layout" svg:width="1.27cm" svg:height="1.27cm" svg:x="2.359cm" svg:y="0.28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draw:layer="layout" svg:width="1.27cm" svg:height="1.27cm" svg:x="3.76cm" svg:y="0.28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draw:layer="layout" svg:width="1.27cm" svg:height="1.27cm" svg:x="5.161cm" svg:y="0.28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frame draw:style-name="gr2" draw:text-style-name="P2" draw:layer="layout" svg:width="1.209cm" svg:height="1.83cm" svg:x="7.516cm" svg:y="5.699cm">
          <draw:text-box>
            <text:p><text:span text:style-name="T1">v</text:span></text:p>
          </draw:text-box>
        </draw:frame>
        <draw:connector draw:style-name="gr3" draw:text-style-name="P1" draw:layer="layout" draw:type="line" svg:x1="3.706cm" svg:y1="5.718cm" svg:x2="3.714cm" svg:y2="1.781cm" draw:start-shape="id1" draw:start-glue-point="0" draw:end-shape="id2" svg:d="M3706 5718l8-3937" svg:viewBox="0 0 9 3938">
          <text:p/>
        </draw:connector>
        <draw:frame draw:style-name="gr2" draw:text-style-name="P2" draw:layer="layout" svg:width="1.831cm" svg:height="1.83cm" svg:x="3.816cm" svg:y="2.699cm">
          <draw:text-box>
            <text:p><text:span text:style-name="T1">W</text:span></text:p>
          </draw:text-box>
        </draw:frame>
        <draw:frame draw:style-name="gr2" draw:text-style-name="P2" draw:layer="layout" svg:width="1.285cm" svg:height="1.83cm" svg:x="6.616cm" svg:y="0.099cm">
          <draw:text-box>
            <text:p><text:span text:style-name="T1">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89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3T17:31:00.831587812</meta:creation-date>
    <dc:date>2016-11-18T04:03:10.181545730</dc:date>
    <meta:editing-duration>PT1M10S</meta:editing-duration>
    <meta:editing-cycles>6</meta:editing-cycles>
    <meta:generator>LibreOffice/4.2.8.2$Linux_X86_64 LibreOffice_project/420m0$Build-2</meta:generator>
    <meta:document-statistic meta:object-count="17"/>
  </office:meta>
</office:document-meta>
</file>